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729fcf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ket- und Repository-Verwaltungstool</text:p>
              </text:list-item>
              <text:list-item>
                <text:p>Installation, Aktualisierung und Deinstallation von Paketen</text:p>
              </text:list-item>
              <text:list-item>
                <text:p>Installation von (Sicherheits-)Patches</text:p>
              </text:list-item>
              <text:list-item>
                <text:p>Patching auch selektiv nach CVE möglich</text:p>
              </text:list-item>
              <text:list-item>
                <text:p>Hinzufügen und Entfernen von Reposi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iele Abkürzungen für Befehle vorhanden</text:p>
                <text:p>Bsp: <text:span text:style-name="T1">zypper in </text:span><text:span text:style-name="T2">statt </text:span><text:span text:style-name="T1">zypper install</text:span></text:p>
              </text:list-item>
              <text:list-item>
                <text:p><text:span text:style-name="T2">Upgrade auf nächstes Major Release möglich</text:span></text:p>
              </text:list-item>
              <text:list-item>
                <text:p><text:span text:style-name="T2">Prozesse auflisten, die nach Update inexistente Dateien verwenden</text:span></text:p>
              </text:list-item>
              <text:list-item>
                <text:p><text:span text:style-name="T2">Paket-Gruppen suchen, installieren und deinstallieren (patter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1/5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aket- oder Pattern-Suche</text:span></text:p>
                <text:p><text:span text:style-name="T1">zypper search &lt;paketname&gt;</text:span></text:p>
                <text:p><text:span text:style-name="T1">zypper search -t pattern &lt;name&gt;</text:span></text:p>
              </text:list-item>
              <text:list-item>
                <text:p><text:span text:style-name="T2">Paket- oder Pattern-Informationen anzeigen</text:span></text:p>
                <text:p><text:span text:style-name="T1">zypper info &lt;paketname&gt;</text:span></text:p>
                <text:p><text:span text:style-name="T1">zypper info &lt;pattern&gt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zypper 2/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pository-Informationen</text:span></text:p>
                <text:p><text:span text:style-name="T1">zypper repos</text:span></text:p>
              </text:list-item>
              <text:list-item>
                <text:p><text:span text:style-name="T3">Repositories aktualisieren</text:span></text:p>
                <text:p><text:span text:style-name="T1">zypper refresh</text:span></text:p>
              </text:list-item>
              <text:list-item>
                <text:p><text:span text:style-name="T2">Repository hinzufügen und bearbeiten</text:span></text:p>
                <text:p><text:span text:style-name="T1">zypper addrepo</text:span></text:p>
                <text:p><text:span text:style-name="T1">zypper modifyre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3/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ket oder Pattern installieren</text:p>
                <text:p><text:span text:style-name="T4">zypper install &lt;paket_name&gt;</text:span></text:p>
                <text:p><text:span text:style-name="T4">zypper in -t pattern &lt;pattern&gt;</text:span></text:p>
              </text:list-item>
              <text:list-item>
                <text:p>Paket oder Pattern deinstallieren</text:p>
                <text:p><text:span text:style-name="T4">zypper rm &lt;paket_name&gt;</text:span></text:p>
                <text:p><text:span text:style-name="T4">zypper remove -t pattern &lt;pattern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ypper 4/5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Updates anzeigen und installieren</text:span></text:p>
                <text:p><text:span text:style-name="T1">zypper list-updates</text:span></text:p>
                <text:p><text:span text:style-name="T1">zypper update [paketname]</text:span></text:p>
              </text:list-item>
              <text:list-item>
                <text:p><text:span text:style-name="T2">Patches anzeigen, überprüfen und installieren</text:span></text:p>
                <text:p><text:span text:style-name="T1">zypper list-patches</text:span></text:p>
                <text:p><text:span text:style-name="T1">zypper patch-check</text:span></text:p>
                <text:p><text:span text:style-name="T1">zypper patch</text:span></text:p>
                <text:p><text:span text:style-name="T4">zypper patch --cve=CVE-2015-319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zypper 5/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zesse anzeigen, welche nach Update fehlende Dateien verwenden</text:p>
                <text:p><text:span text:style-name="T4">zypper ps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lides</text:span></text:p>
                <text:p><text:span text:style-name="T5">Adfinis SyGroup AG, 2016, Attribution-NonCommercial 2.0</text:span><text:span text:style-name="T5"><text:line-break/></text:span><text:span text:style-name="T5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4:55:33.278055718</dc:date>
    <dc:creator>Philipp Marmet</dc:creator>
    <meta:editing-duration>PT11H24M3S</meta:editing-duration>
    <meta:editing-cycles>121</meta:editing-cycles>
    <meta:generator>LibreOffice/5.2.0.4$Linux_X86_64 LibreOffice_project/20m0$Build-4</meta:generator>
    <meta:document-statistic meta:object-count="60"/>
    <meta:user-defined meta:name="Modul_Area">SSA</meta:user-defined>
    <meta:user-defined meta:name="Modul_ID">1005</meta:user-defined>
    <meta:user-defined meta:name="Modul_Name">zypper</meta:user-defined>
  </office:meta>
</office:document-meta>
</file>